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r goal is to create a function that removes the first and last characters of a string. You're given one parameter, the original string.</text:p>
      <text:p text:style-name="Standard"/>
      <text:p text:style-name="Standard">Important: Your function should handle strings of any length ≥ 2 characters. For strings with exactly 2 characters, return an empty str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10T11:48:08.963000000</dc:date>
    <meta:editing-duration>PT32S</meta:editing-duration>
    <meta:editing-cycles>1</meta:editing-cycles>
    <meta:document-statistic meta:table-count="0" meta:image-count="0" meta:object-count="0" meta:page-count="1" meta:paragraph-count="2" meta:word-count="46" meta:character-count="277" meta:non-whitespace-character-count="233"/>
    <meta:generator>LibreOffice/7.3.3.2$Windows_X86_64 LibreOffice_project/d1d0ea68f081ee2800a922cac8f79445e4603348</meta:generator>
  </office:meta>
</office:document-meta>
</file>